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2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4788" calcext:value-type="float">
            <text:p>2.4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8112" calcext:value-type="float">
            <text:p>2.9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39" calcext:value-type="float">
            <text:p>4.5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7428" calcext:value-type="float">
            <text:p>4.5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8624" calcext:value-type="float">
            <text:p>4.7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8184" calcext:value-type="float">
            <text:p>5.0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73" calcext:value-type="float">
            <text:p>5.0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6444" calcext:value-type="float">
            <text:p>5.0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8612" calcext:value-type="float">
            <text:p>5.6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0042" calcext:value-type="float">
            <text:p>5.670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2868" calcext:value-type="float">
            <text:p>6.1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0844" calcext:value-type="float">
            <text:p>5.9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3956" calcext:value-type="float">
            <text:p>5.7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4916" calcext:value-type="float">
            <text:p>5.8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9336" calcext:value-type="float">
            <text:p>5.6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018" calcext:value-type="float">
            <text:p>5.2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066" calcext:value-type="float">
            <text:p>5.2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1516" calcext:value-type="float">
            <text:p>5.2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1036" calcext:value-type="float">
            <text:p>5.2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4292" calcext:value-type="float">
            <text:p>5.3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4772" calcext:value-type="float">
            <text:p>5.4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21" calcext:value-type="float">
            <text:p>5.3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1868" calcext:value-type="float">
            <text:p>5.8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454" calcext:value-type="float">
            <text:p>5.8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3788" calcext:value-type="float">
            <text:p>5.9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2932" calcext:value-type="float">
            <text:p>5.9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1696" calcext:value-type="float">
            <text:p>5.4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938" calcext:value-type="float">
            <text:p>6.4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0432" calcext:value-type="float">
            <text:p>6.2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5332" calcext:value-type="float">
            <text:p>6.0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5916" calcext:value-type="float">
            <text:p>6.1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8548" calcext:value-type="float">
            <text:p>5.9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5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30" meta:object-count="0"/>
    <meta:user-defined meta:name="AppVersion">3.0</meta:user-defined>
  </office:meta>
</office:document-meta>
</file>